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7.91mm"/>
    </style:style>
    <style:style style:name="co3" style:family="table-column">
      <style:table-column-properties fo:break-before="auto" style:column-width="177.09mm"/>
    </style:style>
    <style:style style:name="co4" style:family="table-column">
      <style:table-column-properties fo:break-before="auto" style:column-width="184.45mm"/>
    </style:style>
    <style:style style:name="co5" style:family="table-column">
      <style:table-column-properties fo:break-before="auto" style:column-width="179.81mm"/>
    </style:style>
    <style:style style:name="co6" style:family="table-column">
      <style:table-column-properties fo:break-before="auto" style:column-width="179mm"/>
    </style:style>
    <style:style style:name="co7" style:family="table-column">
      <style:table-column-properties fo:break-before="auto" style:column-width="178.65mm"/>
    </style:style>
    <style:style style:name="co8" style:family="table-column">
      <style:table-column-properties fo:break-before="auto" style:column-width="180.09mm"/>
    </style:style>
    <style:style style:name="co9" style:family="table-column">
      <style:table-column-properties fo:break-before="auto" style:column-width="183.09mm"/>
    </style:style>
    <style:style style:name="co10" style:family="table-column">
      <style:table-column-properties fo:break-before="auto" style:column-width="179.26mm"/>
    </style:style>
    <style:style style:name="co11" style:family="table-column">
      <style:table-column-properties fo:break-before="auto" style:column-width="179.55mm"/>
    </style:style>
    <style:style style:name="co12" style:family="table-column">
      <style:table-column-properties fo:break-before="auto" style:column-width="181.72mm"/>
    </style:style>
    <style:style style:name="co13" style:family="table-column">
      <style:table-column-properties fo:break-before="auto" style:column-width="176.28mm"/>
    </style:style>
    <style:style style:name="co14" style:family="table-column">
      <style:table-column-properties fo:break-before="auto" style:column-width="176.55mm"/>
    </style:style>
    <style:style style:name="co15" style:family="table-column">
      <style:table-column-properties fo:break-before="auto" style:column-width="176.81mm"/>
    </style:style>
    <style:style style:name="co16" style:family="table-column">
      <style:table-column-properties fo:break-before="auto" style:column-width="180.9mm"/>
    </style:style>
    <style:style style:name="co17" style:family="table-column">
      <style:table-column-properties fo:break-before="auto" style:column-width="180.36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43.11mm"/>
    </style:style>
    <style:style style:name="co21" style:family="table-column">
      <style:table-column-properties fo:break-before="auto" style:column-width="40.38mm"/>
    </style:style>
    <style:style style:name="co22" style:family="table-column">
      <style:table-column-properties fo:break-before="auto" style:column-width="25.4mm"/>
    </style:style>
    <style:style style:name="co23" style:family="table-column">
      <style:table-column-properties fo:break-before="auto" style:column-width="18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 FooBar local" table:style-name="ta1">
        <table:shapes>
          <draw:frame draw:z-index="0" draw:style-name="gr1" draw:text-style-name="P1" svg:width="235.48mm" svg:height="132.54mm" svg:x="112.35mm" svg:y="4.52mm">
            <draw:object draw:notify-on-update-of-ranges="'Graph FooBar local'.A2:'Graph FooBar local'.A12 'Graph FooBar local'.B1:'Graph FooBar local'.B1 'Graph FooBar local'.B2:'Graph FooBar local'.B12 'Graph FooBar local'.C1:'Graph FooBar local'.C1 'Graph FooBar local'.C2:'Graph FooBar local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oo; n = a</text:p>
          </table:table-cell>
          <table:table-cell office:value-type="string" calcext:value-type="string">
            <text:p>Bar; n = |b|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4.32" calcext:value-type="float">
            <text:p>3704.32</text:p>
          </table:table-cell>
          <table:table-cell table:style-name="ce1" office:value-type="float" office:value="3119.034" calcext:value-type="float">
            <text:p>3119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59.832" calcext:value-type="float">
            <text:p>3759.832</text:p>
          </table:table-cell>
          <table:table-cell table:style-name="ce1" office:value-type="float" office:value="3265.689" calcext:value-type="float">
            <text:p>3265.689</text:p>
          </table:table-cell>
          <table:table-cell table:formula="of:=[.B3]-[.B2]" office:value-type="float" office:value="55.5119999999997" calcext:value-type="float">
            <text:p>55,51199999999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21.512" calcext:value-type="float">
            <text:p>3821.512</text:p>
          </table:table-cell>
          <table:table-cell table:style-name="ce1" office:value-type="float" office:value="3428.639" calcext:value-type="float">
            <text:p>3428.639</text:p>
          </table:table-cell>
          <table:table-cell table:formula="of:=[.B4]-[.B2]" office:value-type="float" office:value="117.192" calcext:value-type="float">
            <text:p>117,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83.192" calcext:value-type="float">
            <text:p>3883.192</text:p>
          </table:table-cell>
          <table:table-cell table:style-name="ce1" office:value-type="float" office:value="3591.589" calcext:value-type="float">
            <text:p>3591.589</text:p>
          </table:table-cell>
          <table:table-cell table:formula="of:=[.B5]-[.B2]" office:value-type="float" office:value="178.872" calcext:value-type="float">
            <text:p>178,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44.872" calcext:value-type="float">
            <text:p>3944.872</text:p>
          </table:table-cell>
          <table:table-cell table:style-name="ce1" office:value-type="float" office:value="3754.539" calcext:value-type="float">
            <text:p>3754.539</text:p>
          </table:table-cell>
          <table:table-cell table:formula="of:=[.B6]-[.B2]" office:value-type="float" office:value="240.552" calcext:value-type="float">
            <text:p>240,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6.552" calcext:value-type="float">
            <text:p>4006.552</text:p>
          </table:table-cell>
          <table:table-cell table:style-name="ce1" office:value-type="float" office:value="3917.489" calcext:value-type="float">
            <text:p>3917.489</text:p>
          </table:table-cell>
          <table:table-cell table:formula="of:=[.B7]-[.B2]" office:value-type="float" office:value="302.232" calcext:value-type="float">
            <text:p>302,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8.232" calcext:value-type="float">
            <text:p>4068.232</text:p>
          </table:table-cell>
          <table:table-cell table:style-name="ce1" office:value-type="float" office:value="4080.439" calcext:value-type="float">
            <text:p>4080.439</text:p>
          </table:table-cell>
          <table:table-cell table:formula="of:=[.B8]-[.B2]" office:value-type="float" office:value="363.912" calcext:value-type="float">
            <text:p>363,9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29.912" calcext:value-type="float">
            <text:p>4129.912</text:p>
          </table:table-cell>
          <table:table-cell table:style-name="ce1" office:value-type="float" office:value="4243.389" calcext:value-type="float">
            <text:p>4243.389</text:p>
          </table:table-cell>
          <table:table-cell table:formula="of:=[.B9]-[.B2]" office:value-type="float" office:value="425.592" calcext:value-type="float">
            <text:p>425,5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91.592" calcext:value-type="float">
            <text:p>4191.592</text:p>
          </table:table-cell>
          <table:table-cell table:style-name="ce1" office:value-type="float" office:value="4406.339" calcext:value-type="float">
            <text:p>4406.339</text:p>
          </table:table-cell>
          <table:table-cell table:formula="of:=[.B10]-[.B2]" office:value-type="float" office:value="487.272" calcext:value-type="float">
            <text:p>487,2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53.272" calcext:value-type="float">
            <text:p>4253.272</text:p>
          </table:table-cell>
          <table:table-cell table:style-name="ce1" office:value-type="float" office:value="4569.289" calcext:value-type="float">
            <text:p>4569.289</text:p>
          </table:table-cell>
          <table:table-cell table:formula="of:=[.B11]-[.B2]" office:value-type="float" office:value="548.952" calcext:value-type="float">
            <text:p>548,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14.952" calcext:value-type="float">
            <text:p>4314.952</text:p>
          </table:table-cell>
          <table:table-cell table:style-name="ce1" office:value-type="float" office:value="4732.239" calcext:value-type="float">
            <text:p>4732.239</text:p>
          </table:table-cell>
          <table:table-cell table:formula="of:=[.B12]-[.B2]" office:value-type="float" office:value="610.632" calcext:value-type="float">
            <text:p>610,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82.152" calcext:value-type="float">
            <text:p>6782.152</text:p>
          </table:table-cell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=1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3704.320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nbqs2k8DrZQeBYsKEo8uio3o2Aht8yBrbZ9ZwhBVb2672Qzgw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dXgjXY5sejYfaJD4tkRpfZMmRhD6JDadi6FdP9XgRmgMp8Gh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38</text:p>
          </table:table-cell>
        </table:table-row>
        <table:table-row table:style-name="ro1">
          <table:table-cell office:value-type="string" calcext:value-type="string">
            <text:p><text:s text:c="4"/>Expected counter: 1026407</text:p>
          </table:table-cell>
        </table:table-row>
        <table:table-row table:style-name="ro1">
          <table:table-cell office:value-type="string" calcext:value-type="string">
            <text:p><text:s text:c="4"/>Gas limit: 380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3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3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704.320</text:p>
          </table:table-cell>
        </table:table-row>
      </table:table>
      <table:table table:name="a=1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3759.83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GNBUWNy9L4K1dHHEhr58eC9okyjwowfRw58oHNJBhQDUi2Lx7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8DSKYT7is6NyuMPzKgKrSZ9Us5aFiGhbaAcQd1Ri7pX1b4fa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43</text:p>
          </table:table-cell>
        </table:table-row>
        <table:table-row table:style-name="ro1">
          <table:table-cell office:value-type="string" calcext:value-type="string">
            <text:p><text:s text:c="4"/>Expected counter: 1026408</text:p>
          </table:table-cell>
        </table:table-row>
        <table:table-row table:style-name="ro1">
          <table:table-cell office:value-type="string" calcext:value-type="string">
            <text:p><text:s text:c="4"/>Gas limit: 386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43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43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759.832</text:p>
          </table:table-cell>
        </table:table-row>
      </table:table>
      <table:table table:name="a=20" table:style-name="ta1">
        <table:table-column table:style-name="co4" table:default-cell-style-name="Default"/>
        <table:table-row table:style-name="ro1">
          <table:table-cell office:value-type="string" calcext:value-type="string">
            <text:p>Estimated gas: 3821.51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iEZxxRdavbBD4NPNnxruQt3LHwV8APbZHvFCUzZ6MRhCC9dNw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jDgAiP1HQT3VC2GUa8WVTwR1b6L7Bqe2DFDA6dW9S9Le7DG6T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</text:p>
          </table:table-cell>
        </table:table-row>
        <table:table-row table:style-name="ro1">
          <table:table-cell office:value-type="string" calcext:value-type="string">
            <text:p><text:s text:c="4"/>Expected counter: 1026409</text:p>
          </table:table-cell>
        </table:table-row>
        <table:table-row table:style-name="ro1">
          <table:table-cell office:value-type="string" calcext:value-type="string">
            <text:p><text:s text:c="4"/>Gas limit: 392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5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2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821.512</text:p>
          </table:table-cell>
        </table:table-row>
      </table:table>
      <table:table table:name="a=30" table:style-name="ta1">
        <table:table-column table:style-name="co5" table:default-cell-style-name="Default"/>
        <table:table-row table:style-name="ro1">
          <table:table-cell office:value-type="string" calcext:value-type="string">
            <text:p>Estimated gas: 3883.19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sAZDHG7YG3ymQro2fXawDZviWwEC1Y95rn7c65vnZUFX197mY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ozk2NXENSEsxwZdxj7VU9aUFGZGsoZ7P6ERbrQy4Att3dVybo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6</text:p>
          </table:table-cell>
        </table:table-row>
        <table:table-row table:style-name="ro1">
          <table:table-cell office:value-type="string" calcext:value-type="string">
            <text:p><text:s text:c="4"/>Expected counter: 1026410</text:p>
          </table:table-cell>
        </table:table-row>
        <table:table-row table:style-name="ro1">
          <table:table-cell office:value-type="string" calcext:value-type="string">
            <text:p><text:s text:c="4"/>Gas limit: 398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6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5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3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883.192</text:p>
          </table:table-cell>
        </table:table-row>
      </table:table>
      <table:table table:name="a=40" table:style-name="ta1">
        <table:table-column table:style-name="co6" table:default-cell-style-name="Default"/>
        <table:table-row table:style-name="ro1">
          <table:table-cell office:value-type="string" calcext:value-type="string">
            <text:p>Estimated gas: 3944.87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wX2jLVwwVEYwkD3WHGy4DqYUJsxuHzthPyhC7eFptpmkV21Ga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WbjtcdWCndkhivw7zopELajSReSy6qqGFPr3dgFwZv6mgR7M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62</text:p>
          </table:table-cell>
        </table:table-row>
        <table:table-row table:style-name="ro1">
          <table:table-cell office:value-type="string" calcext:value-type="string">
            <text:p><text:s text:c="4"/>Expected counter: 1026411</text:p>
          </table:table-cell>
        </table:table-row>
        <table:table-row table:style-name="ro1">
          <table:table-cell office:value-type="string" calcext:value-type="string">
            <text:p><text:s text:c="4"/>Gas limit: 404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62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62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4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944.872</text:p>
          </table:table-cell>
        </table:table-row>
      </table:table>
      <table:table table:name="a=50" table:style-name="ta1">
        <table:table-column table:style-name="co7" table:default-cell-style-name="Default"/>
        <table:table-row table:style-name="ro1">
          <table:table-cell office:value-type="string" calcext:value-type="string">
            <text:p>Estimated gas: 4006.5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4LA5MXuhsjzTZGg5qrvnjSqrUhyo6JoD2H84rTAiCZFM3kApZ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ykw8US3H5LVtDPij3SQch6PX8yAoXSqyE1Dq8qoHK9CcCXxet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68</text:p>
          </table:table-cell>
        </table:table-row>
        <table:table-row table:style-name="ro1">
          <table:table-cell office:value-type="string" calcext:value-type="string">
            <text:p><text:s text:c="4"/>Expected counter: 1026412</text:p>
          </table:table-cell>
        </table:table-row>
        <table:table-row table:style-name="ro1">
          <table:table-cell office:value-type="string" calcext:value-type="string">
            <text:p><text:s text:c="4"/>Gas limit: 4107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6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6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5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006.552</text:p>
          </table:table-cell>
        </table:table-row>
      </table:table>
      <table:table table:name="a=60" table:style-name="ta1">
        <table:table-column table:style-name="co8" table:default-cell-style-name="Default"/>
        <table:table-row table:style-name="ro1">
          <table:table-cell office:value-type="string" calcext:value-type="string">
            <text:p>Estimated gas: 4068.23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eeojHMWGN553WVJ1japRjhiDeHGLu4dAuEoviyarNgEVxayjD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RRChcUkh16NY1KkeX1uzK8idKm2Kar4ueo9SkmCPcFjK1N4wi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74</text:p>
          </table:table-cell>
        </table:table-row>
        <table:table-row table:style-name="ro1">
          <table:table-cell office:value-type="string" calcext:value-type="string">
            <text:p><text:s text:c="4"/>Expected counter: 1026413</text:p>
          </table:table-cell>
        </table:table-row>
        <table:table-row table:style-name="ro1">
          <table:table-cell office:value-type="string" calcext:value-type="string">
            <text:p><text:s text:c="4"/>Gas limit: 416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74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7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6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068.232</text:p>
          </table:table-cell>
        </table:table-row>
      </table:table>
      <table:table table:name="a=7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4129.91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kkqTyQJF7DnTVSKMnVsgKKi2dt3Fn4voGtg4Azi6qJV7PZq7M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2vs2wmfuckdic1sTwuTA3AbCUzwxN3UNX7na5ndkiL2vDR5Y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81</text:p>
          </table:table-cell>
        </table:table-row>
        <table:table-row table:style-name="ro1">
          <table:table-cell office:value-type="string" calcext:value-type="string">
            <text:p><text:s text:c="4"/>Expected counter: 1026414</text:p>
          </table:table-cell>
        </table:table-row>
        <table:table-row table:style-name="ro1">
          <table:table-cell office:value-type="string" calcext:value-type="string">
            <text:p><text:s text:c="4"/>Gas limit: 423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81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81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7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129.912</text:p>
          </table:table-cell>
        </table:table-row>
      </table:table>
      <table:table table:name="a=80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4191.59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7DX3XYWn65hDXtzySaJEzx4h1fWFFcdLaspjBcww5YwP838x7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Sjt3XVuT6ai6XpyQLQvJhnD7Yxx7Bi6UXtkPJhmKw9eXZh3w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88</text:p>
          </table:table-cell>
        </table:table-row>
        <table:table-row table:style-name="ro1">
          <table:table-cell office:value-type="string" calcext:value-type="string">
            <text:p><text:s text:c="4"/>Expected counter: 1026415</text:p>
          </table:table-cell>
        </table:table-row>
        <table:table-row table:style-name="ro1">
          <table:table-cell office:value-type="string" calcext:value-type="string">
            <text:p><text:s text:c="4"/>Gas limit: 429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88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8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8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191.592</text:p>
          </table:table-cell>
        </table:table-row>
      </table:table>
      <table:table table:name="a=90" table:style-name="ta1">
        <table:table-column table:style-name="co9" table:default-cell-style-name="Default"/>
        <table:table-row table:style-name="ro1">
          <table:table-cell office:value-type="string" calcext:value-type="string">
            <text:p>Estimated gas: 4253.27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pQBY3CVg2qouPeoSJZ7nnQfQUX46ANFfuQERomW6Qxct7qtgC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67d86HwabQZPo3mLyEUDUSXanfVJEcD9wworXkmwJuHyyD78r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94</text:p>
          </table:table-cell>
        </table:table-row>
        <table:table-row table:style-name="ro1">
          <table:table-cell office:value-type="string" calcext:value-type="string">
            <text:p><text:s text:c="4"/>Expected counter: 1026416</text:p>
          </table:table-cell>
        </table:table-row>
        <table:table-row table:style-name="ro1">
          <table:table-cell office:value-type="string" calcext:value-type="string">
            <text:p><text:s text:c="4"/>Gas limit: 435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94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9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9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253.272</text:p>
          </table:table-cell>
        </table:table-row>
      </table:table>
      <table:table table:name="a=10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4314.9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EA2wRL5n9pCPLuBPRC6GWK46GLC3e6FnreHNqF2p6pgWWrju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3ZfRm8CsLTd1z7rxLz8nRFpfvCPsmjNzs31VFnwvWdXkQa8hf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</text:p>
          </table:table-cell>
        </table:table-row>
        <table:table-row table:style-name="ro1">
          <table:table-cell office:value-type="string" calcext:value-type="string">
            <text:p><text:s text:c="4"/>Expected counter: 1026417</text:p>
          </table:table-cell>
        </table:table-row>
        <table:table-row table:style-name="ro1">
          <table:table-cell office:value-type="string" calcext:value-type="string">
            <text:p><text:s text:c="4"/>Gas limit: 441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0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314.952</text:p>
          </table:table-cell>
        </table:table-row>
      </table:table>
      <table:table table:name="a=500" table:style-name="ta1">
        <table:table-column table:style-name="co10" table:default-cell-style-name="Default"/>
        <table:table-row table:style-name="ro1">
          <table:table-cell office:value-type="string" calcext:value-type="string">
            <text:p>Estimated gas: 6782.1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J2hYAfsqSKaSsFU3TYHEzSqA9YXVYkqiCqEqopjiAvUQDSsjK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vESmFFGUUcSuVrurGa3s6EKWpSRB5icVBqdoXyrjyiKkYcA75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47</text:p>
          </table:table-cell>
        </table:table-row>
        <table:table-row table:style-name="ro1">
          <table:table-cell office:value-type="string" calcext:value-type="string">
            <text:p><text:s text:c="4"/>Expected counter: 1026418</text:p>
          </table:table-cell>
        </table:table-row>
        <table:table-row table:style-name="ro1">
          <table:table-cell office:value-type="string" calcext:value-type="string">
            <text:p><text:s text:c="4"/>Gas limit: 6883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47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94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50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6782.152</text:p>
          </table:table-cell>
        </table:table-row>
      </table:table>
      <table:table table:name="|a|=1" table:style-name="ta1">
        <table:table-column table:style-name="co11" table:default-cell-style-name="Default"/>
        <table:table-row table:style-name="ro1">
          <table:table-cell office:value-type="string" calcext:value-type="string">
            <text:p>Estimated gas: 3138.440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nmG6MMeL8X8WtFdTmzqJrEqqNxcaJjRvCs2ZcdivaiamaTjJH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pqfnes1ynkbMgFz3pR9dyyXq9xDWCpwy2sJrCHU7YbpEe6Gx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586</text:p>
          </table:table-cell>
        </table:table-row>
        <table:table-row table:style-name="ro1">
          <table:table-cell office:value-type="string" calcext:value-type="string">
            <text:p><text:s text:c="4"/>Expected counter: 1026421</text:p>
          </table:table-cell>
        </table:table-row>
        <table:table-row table:style-name="ro1">
          <table:table-cell office:value-type="string" calcext:value-type="string">
            <text:p><text:s text:c="4"/>Gas limit: 323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586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58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3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138.440</text:p>
          </table:table-cell>
        </table:table-row>
      </table:table>
      <table:table table:name="|a| =10" table:style-name="ta1">
        <table:table-column table:style-name="co8" table:default-cell-style-name="Default"/>
        <table:table-row table:style-name="ro1">
          <table:table-cell office:value-type="string" calcext:value-type="string">
            <text:p>Estimated gas: 3285.0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E1vieBwoeKxnQHWNPZnfnUe4ufiQij8P8sEKx7VmMegkRyvi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WrZbWCx677X57eVuzxDUFqYcXG4kUdvrveALqaAuoZkqWtLDe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19</text:p>
          </table:table-cell>
        </table:table-row>
        <table:table-row table:style-name="ro1">
          <table:table-cell office:value-type="string" calcext:value-type="string">
            <text:p><text:s text:c="4"/>Expected counter: 1026422</text:p>
          </table:table-cell>
        </table:table-row>
        <table:table-row table:style-name="ro1">
          <table:table-cell office:value-type="string" calcext:value-type="string">
            <text:p><text:s text:c="4"/>Gas limit: 3386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19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19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 14 ; 14 ; 14 ; 14 ; 14 ; 14 ; 14 ; 14 ; 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285.095</text:p>
          </table:table-cell>
        </table:table-row>
      </table:table>
      <table:table table:name="|a|=20" table:style-name="ta1">
        <table:table-column table:style-name="co12" table:default-cell-style-name="Default"/>
        <table:table-row table:style-name="ro1">
          <table:table-cell office:value-type="string" calcext:value-type="string">
            <text:p>Estimated gas: 3448.0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AgDzTf9Ux3hD9gzRvw9e4vyMhpgvGSHXaS7UaJ41CkF4iavF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Tifhm1jSyLgnW9nko6A7F4CDu5vMxnQ8qkH4EDWZQ8Q8TiVXN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5</text:p>
          </table:table-cell>
        </table:table-row>
        <table:table-row table:style-name="ro1">
          <table:table-cell office:value-type="string" calcext:value-type="string">
            <text:p><text:s text:c="4"/>Expected counter: 1026423</text:p>
          </table:table-cell>
        </table:table-row>
        <table:table-row table:style-name="ro1">
          <table:table-cell office:value-type="string" calcext:value-type="string">
            <text:p><text:s text:c="4"/>Gas limit: 354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5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55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448.045</text:p>
          </table:table-cell>
        </table:table-row>
      </table:table>
      <table:table table:name="|a|=30" table:style-name="ta1">
        <table:table-column table:style-name="co13" table:default-cell-style-name="Default"/>
        <table:table-row table:style-name="ro1">
          <table:table-cell office:value-type="string" calcext:value-type="string">
            <text:p>Estimated gas: 3610.9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f5W1ZWNETC8ybYtj1wkrWf46roCPNFQdhryZdJ7poFVnemJN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xFzbYj28jnmgimkYdvkn87wk5pZYn4EjQCjhG8uJ9B5xmDyLU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92</text:p>
          </table:table-cell>
        </table:table-row>
        <table:table-row table:style-name="ro1">
          <table:table-cell office:value-type="string" calcext:value-type="string">
            <text:p><text:s text:c="4"/>Expected counter: 1026424</text:p>
          </table:table-cell>
        </table:table-row>
        <table:table-row table:style-name="ro1">
          <table:table-cell office:value-type="string" calcext:value-type="string">
            <text:p><text:s text:c="4"/>Gas limit: 3711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92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92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610.995</text:p>
          </table:table-cell>
        </table:table-row>
      </table:table>
      <table:table table:name="|a|=40" table:style-name="ta1">
        <table:table-column table:style-name="co1" table:default-cell-style-name="Default"/>
        <table:table-row table:style-name="ro1">
          <table:table-cell office:value-type="string" calcext:value-type="string">
            <text:p>Estimated gas: 3773.9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snpSYtpogi7aa7GVzKcJaFFK8xbdpzhfxu2EnwChrDzFtbXt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vPfz6Sp7fJU9PY4cujfSShZYUP36LgwFqq9AE4s5zkaWzPR1w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28</text:p>
          </table:table-cell>
        </table:table-row>
        <table:table-row table:style-name="ro1">
          <table:table-cell office:value-type="string" calcext:value-type="string">
            <text:p><text:s text:c="4"/>Expected counter: 1026425</text:p>
          </table:table-cell>
        </table:table-row>
        <table:table-row table:style-name="ro1">
          <table:table-cell office:value-type="string" calcext:value-type="string">
            <text:p><text:s text:c="4"/>Gas limit: 387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2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2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773.945</text:p>
          </table:table-cell>
        </table:table-row>
      </table:table>
      <table:table table:name="|a|= 50" table:style-name="ta1">
        <table:table-column table:style-name="co12" table:default-cell-style-name="Default"/>
        <table:table-row table:style-name="ro1">
          <table:table-cell office:value-type="string" calcext:value-type="string">
            <text:p>Estimated gas: 3936.8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L4knCqkGeNRzUjLHJwUuzvJeNhnyUQBbWmmkGRsenvPUeuTcK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ARLEP6Mw8KccLDm8bkmL3cpPq7n2MJs6GREKxb36fHudrrwzB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64</text:p>
          </table:table-cell>
        </table:table-row>
        <table:table-row table:style-name="ro1">
          <table:table-cell office:value-type="string" calcext:value-type="string">
            <text:p><text:s text:c="4"/>Expected counter: 1026426</text:p>
          </table:table-cell>
        </table:table-row>
        <table:table-row table:style-name="ro1">
          <table:table-cell office:value-type="string" calcext:value-type="string">
            <text:p><text:s text:c="4"/>Gas limit: 4037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64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6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936.895</text:p>
          </table:table-cell>
        </table:table-row>
      </table:table>
      <table:table table:name="|a| = 60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4099.8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tKVx7G4ZkRkwjb1R4s5vnCpwedT3JidZykQ7rxCNXWsgZu6qx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4PGwAZR5YCi7PGwjf6BdotAmtNSoVCqypjwTtotbwJUrT1AzW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</text:p>
          </table:table-cell>
        </table:table-row>
        <table:table-row table:style-name="ro1">
          <table:table-cell office:value-type="string" calcext:value-type="string">
            <text:p><text:s text:c="4"/>Expected counter: 1026427</text:p>
          </table:table-cell>
        </table:table-row>
        <table:table-row table:style-name="ro1">
          <table:table-cell office:value-type="string" calcext:value-type="string">
            <text:p><text:s text:c="4"/>Gas limit: 420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099.845</text:p>
          </table:table-cell>
        </table:table-row>
      </table:table>
      <table:table table:name="|a|=70" table:style-name="ta1">
        <table:table-column table:style-name="co14" table:default-cell-style-name="Default"/>
        <table:table-row table:style-name="ro1">
          <table:table-cell office:value-type="string" calcext:value-type="string">
            <text:p>Estimated gas: 4262.7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qHj9czygW3DSfS42rUQd9XKKkWP8eyefnA8d6mrGn22fhJt7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ngSGwyPaKfWf98oT3565qN21exiedSsr9Ja6piWRquPpxWSt1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37</text:p>
          </table:table-cell>
        </table:table-row>
        <table:table-row table:style-name="ro1">
          <table:table-cell office:value-type="string" calcext:value-type="string">
            <text:p><text:s text:c="4"/>Expected counter: 1026428</text:p>
          </table:table-cell>
        </table:table-row>
        <table:table-row table:style-name="ro1">
          <table:table-cell office:value-type="string" calcext:value-type="string">
            <text:p><text:s text:c="4"/>Gas limit: 4363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37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83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262.795</text:p>
          </table:table-cell>
        </table:table-row>
      </table:table>
      <table:table table:name="|a|=80" table:style-name="ta1">
        <table:table-column table:style-name="co15" table:default-cell-style-name="Default"/>
        <table:table-row table:style-name="ro1">
          <table:table-cell office:value-type="string" calcext:value-type="string">
            <text:p>Estimated gas: 4425.7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AyujanzEKYv9yFswbjhd22XbGEG1Wm2g285Un5iWydfJBPstN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Zsst2AGtEmVtYziHCLhpy71hADfSMg9ZR5FbfsphcB7bVcvhr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73</text:p>
          </table:table-cell>
        </table:table-row>
        <table:table-row table:style-name="ro1">
          <table:table-cell office:value-type="string" calcext:value-type="string">
            <text:p><text:s text:c="4"/>Expected counter: 1026429</text:p>
          </table:table-cell>
        </table:table-row>
        <table:table-row table:style-name="ro1">
          <table:table-cell office:value-type="string" calcext:value-type="string">
            <text:p><text:s text:c="4"/>Gas limit: 4526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73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873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425.745</text:p>
          </table:table-cell>
        </table:table-row>
      </table:table>
      <table:table table:name="|a| = 90" table:style-name="ta1">
        <table:table-column table:style-name="co16" table:default-cell-style-name="Default"/>
        <table:table-row table:style-name="ro1">
          <table:table-cell office:value-type="string" calcext:value-type="string">
            <text:p>Estimated gas: 4588.6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ZKPHmvyHFdLcKjPPCqsohsMNVhsnryaYHiNrwiUhe7rpdQzam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peration found in block: BMTFYpdt93PSdRJ3UyVCjv1gu2Hk4B6Tx4dWzbZ7hKg3BJTXZSN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09</text:p>
          </table:table-cell>
        </table:table-row>
        <table:table-row table:style-name="ro1">
          <table:table-cell office:value-type="string" calcext:value-type="string">
            <text:p><text:s text:c="4"/>Expected counter: 1026430</text:p>
          </table:table-cell>
        </table:table-row>
        <table:table-row table:style-name="ro1">
          <table:table-cell office:value-type="string" calcext:value-type="string">
            <text:p><text:s text:c="4"/>Gas limit: 468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09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909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588.695</text:p>
          </table:table-cell>
        </table:table-row>
      </table:table>
      <table:table table:name="|a| = 100" table:style-name="ta1">
        <table:table-column table:style-name="co17" table:default-cell-style-name="Default"/>
        <table:table-row table:style-name="ro1">
          <table:table-cell office:value-type="string" calcext:value-type="string">
            <text:p>Estimated gas: 4751.6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RoPfUXgUyigr63FKbmaQmx3brA7YYWDL6jmAxSASTixdspcwA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gTb1nRe6cdBm6N3rjVchUYHkAvFcgiPqcPDwCM9udPF3qpwRK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46</text:p>
          </table:table-cell>
        </table:table-row>
        <table:table-row table:style-name="ro1">
          <table:table-cell office:value-type="string" calcext:value-type="string">
            <text:p><text:s text:c="4"/>Expected counter: 1026431</text:p>
          </table:table-cell>
        </table:table-row>
        <table:table-row table:style-name="ro1">
          <table:table-cell office:value-type="string" calcext:value-type="string">
            <text:p><text:s text:c="4"/>Gas limit: 485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46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94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751.645</text:p>
          </table:table-cell>
        </table:table-row>
      </table:table>
      <table:table table:name="Graph FooBar distributed" table:style-name="ta1">
        <table:shapes>
          <draw:frame draw:z-index="0" draw:style-name="gr1" draw:text-style-name="P1" svg:width="239.7mm" svg:height="138.47mm" svg:x="73.31mm" svg:y="73.31mm">
            <draw:object draw:notify-on-update-of-ranges="'Graph FooBar distributed'.A2:'Graph FooBar distributed'.A12 'Graph FooBar distributed'.F1:'Graph FooBar distributed'.F1 'Graph FooBar distributed'.F2:'Graph FooBar distributed'.F12 'Graph FooBar distributed'.G1:'Graph FooBar distributed'.G1 'Graph FooBar distributed'.G2:'Graph FooBar distributed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oo distributed</text:p>
          </table:table-cell>
          <table:table-cell office:value-type="string" calcext:value-type="string">
            <text:p>Bar distributed</text:p>
          </table:table-cell>
          <table:table-cell office:value-type="string" calcext:value-type="string">
            <text:p>Foo local</text:p>
          </table:table-cell>
          <table:table-cell table:style-name="Default" office:value-type="string" calcext:value-type="string">
            <text:p>Bar local</text:p>
          </table:table-cell>
          <table:table-cell office:value-type="string" calcext:value-type="string">
            <text:p>Foo; n = a</text:p>
          </table:table-cell>
          <table:table-cell office:value-type="string" calcext:value-type="string">
            <text:p>Bar; n = |b|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2.017" calcext:value-type="float">
            <text:p>5472.017</text:p>
          </table:table-cell>
          <table:table-cell office:value-type="float" office:value="17623.542" calcext:value-type="float">
            <text:p>17623.542</text:p>
          </table:table-cell>
          <table:table-cell office:value-type="float" office:value="3704.32" calcext:value-type="float">
            <text:p>3704.32</text:p>
          </table:table-cell>
          <table:table-cell office:value-type="float" office:value="3119.034" calcext:value-type="float">
            <text:p>3119.034</text:p>
          </table:table-cell>
          <table:table-cell office:value-type="float" office:value="14804.792" calcext:value-type="float">
            <text:p>14804.792</text:p>
          </table:table-cell>
          <table:table-cell office:value-type="float" office:value="14929.647" calcext:value-type="float">
            <text:p>14929.64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289.256" calcext:value-type="float">
            <text:p>50289.256</text:p>
          </table:table-cell>
          <table:table-cell office:value-type="float" office:value="56257.725" calcext:value-type="float">
            <text:p>56257.725</text:p>
          </table:table-cell>
          <table:table-cell office:value-type="float" office:value="3759.832" calcext:value-type="float">
            <text:p>3759.832</text:p>
          </table:table-cell>
          <table:table-cell office:value-type="float" office:value="3265.689" calcext:value-type="float">
            <text:p>3265.689</text:p>
          </table:table-cell>
          <table:table-cell office:value-type="float" office:value="14804.792" calcext:value-type="float">
            <text:p>14804.792</text:p>
          </table:table-cell>
          <table:table-cell office:value-type="float" office:value="15318.447" calcext:value-type="float">
            <text:p>15318.44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281.316" calcext:value-type="float">
            <text:p>91281.316</text:p>
          </table:table-cell>
          <table:table-cell office:value-type="float" office:value="101935.795" calcext:value-type="float">
            <text:p>101935.795</text:p>
          </table:table-cell>
          <table:table-cell office:value-type="float" office:value="3821.512" calcext:value-type="float">
            <text:p>3821.512</text:p>
          </table:table-cell>
          <table:table-cell office:value-type="float" office:value="3428.639" calcext:value-type="float">
            <text:p>3428.639</text:p>
          </table:table-cell>
          <table:table-cell office:value-type="float" office:value="14804.792" calcext:value-type="float">
            <text:p>14804.792</text:p>
          </table:table-cell>
          <table:table-cell office:value-type="float" office:value="15750.447" calcext:value-type="float">
            <text:p>15750.447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273.376" calcext:value-type="float">
            <text:p>132273.376</text:p>
          </table:table-cell>
          <table:table-cell office:value-type="float" office:value="150509.865" calcext:value-type="float">
            <text:p>150509.865</text:p>
          </table:table-cell>
          <table:table-cell office:value-type="float" office:value="3883.192" calcext:value-type="float">
            <text:p>3883.192</text:p>
          </table:table-cell>
          <table:table-cell office:value-type="float" office:value="3591.589" calcext:value-type="float">
            <text:p>3591.589</text:p>
          </table:table-cell>
          <table:table-cell office:value-type="float" office:value="14804.792" calcext:value-type="float">
            <text:p>14804.792</text:p>
          </table:table-cell>
          <table:table-cell office:value-type="float" office:value="16182.447" calcext:value-type="float">
            <text:p>16182.447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3265.436" calcext:value-type="float">
            <text:p>173265.436</text:p>
          </table:table-cell>
          <table:table-cell office:value-type="float" office:value="201979.935" calcext:value-type="float">
            <text:p>201979.935</text:p>
          </table:table-cell>
          <table:table-cell office:value-type="float" office:value="3944.872" calcext:value-type="float">
            <text:p>3944.872</text:p>
          </table:table-cell>
          <table:table-cell office:value-type="float" office:value="3754.539" calcext:value-type="float">
            <text:p>3754.539</text:p>
          </table:table-cell>
          <table:table-cell office:value-type="float" office:value="18911.444" calcext:value-type="float">
            <text:p>18911.444</text:p>
          </table:table-cell>
          <table:table-cell office:value-type="float" office:value="21291.3" calcext:value-type="float">
            <text:p>21291.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4257.496" calcext:value-type="float">
            <text:p>214257.496</text:p>
          </table:table-cell>
          <table:table-cell office:value-type="float" office:value="256346.005" calcext:value-type="float">
            <text:p>256346.005</text:p>
          </table:table-cell>
          <table:table-cell office:value-type="float" office:value="4006.552" calcext:value-type="float">
            <text:p>4006.552</text:p>
          </table:table-cell>
          <table:table-cell office:value-type="float" office:value="3917.489" calcext:value-type="float">
            <text:p>3917.489</text:p>
          </table:table-cell>
          <table:table-cell office:value-type="float" office:value="18911.444" calcext:value-type="float">
            <text:p>18911.444</text:p>
          </table:table-cell>
          <table:table-cell office:value-type="float" office:value="21868.1" calcext:value-type="float">
            <text:p>21868.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249.556" calcext:value-type="float">
            <text:p>255249.556</text:p>
          </table:table-cell>
          <table:table-cell office:value-type="float" office:value="313608.075" calcext:value-type="float">
            <text:p>313608.075</text:p>
          </table:table-cell>
          <table:table-cell office:value-type="float" office:value="4068.232" calcext:value-type="float">
            <text:p>4068.232</text:p>
          </table:table-cell>
          <table:table-cell office:value-type="float" office:value="4080.439" calcext:value-type="float">
            <text:p>4080.439</text:p>
          </table:table-cell>
          <table:table-cell office:value-type="float" office:value="18911.444" calcext:value-type="float">
            <text:p>18911.444</text:p>
          </table:table-cell>
          <table:table-cell office:value-type="float" office:value="22444.9" calcext:value-type="float">
            <text:p>22444.9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6241.616" calcext:value-type="float">
            <text:p>296241.616</text:p>
          </table:table-cell>
          <table:table-cell office:value-type="float" office:value="373766.145" calcext:value-type="float">
            <text:p>373766.145</text:p>
          </table:table-cell>
          <table:table-cell office:value-type="float" office:value="4129.912" calcext:value-type="float">
            <text:p>4129.912</text:p>
          </table:table-cell>
          <table:table-cell office:value-type="float" office:value="4243.389" calcext:value-type="float">
            <text:p>4243.389</text:p>
          </table:table-cell>
          <table:table-cell office:value-type="float" office:value="23017.28" calcext:value-type="float">
            <text:p>23017.28</text:p>
          </table:table-cell>
          <table:table-cell office:value-type="float" office:value="28132.137" calcext:value-type="float">
            <text:p>28132.137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7233.676" calcext:value-type="float">
            <text:p>337233.676</text:p>
          </table:table-cell>
          <table:table-cell office:value-type="float" office:value="436820.215" calcext:value-type="float">
            <text:p>436820.215</text:p>
          </table:table-cell>
          <table:table-cell office:value-type="float" office:value="4191.592" calcext:value-type="float">
            <text:p>4191.592</text:p>
          </table:table-cell>
          <table:table-cell office:value-type="float" office:value="4406.339" calcext:value-type="float">
            <text:p>4406.339</text:p>
          </table:table-cell>
          <table:table-cell office:value-type="float" office:value="23017.28" calcext:value-type="float">
            <text:p>23017.28</text:p>
          </table:table-cell>
          <table:table-cell office:value-type="float" office:value="28853.737" calcext:value-type="float">
            <text:p>28853.73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8225.736" calcext:value-type="float">
            <text:p>378225.736</text:p>
          </table:table-cell>
          <table:table-cell office:value-type="float" office:value="502770.285" calcext:value-type="float">
            <text:p>502770.285</text:p>
          </table:table-cell>
          <table:table-cell office:value-type="float" office:value="4253.272" calcext:value-type="float">
            <text:p>4253.272</text:p>
          </table:table-cell>
          <table:table-cell office:value-type="float" office:value="4569.289" calcext:value-type="float">
            <text:p>4569.289</text:p>
          </table:table-cell>
          <table:table-cell office:value-type="float" office:value="23017.28" calcext:value-type="float">
            <text:p>23017.28</text:p>
          </table:table-cell>
          <table:table-cell office:value-type="float" office:value="29575.337" calcext:value-type="float">
            <text:p>29575.33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9217.796" calcext:value-type="float">
            <text:p>419217.796</text:p>
          </table:table-cell>
          <table:table-cell office:value-type="float" office:value="571616.355" calcext:value-type="float">
            <text:p>571616.355</text:p>
          </table:table-cell>
          <table:table-cell office:value-type="float" office:value="4314.952" calcext:value-type="float">
            <text:p>4314.952</text:p>
          </table:table-cell>
          <table:table-cell office:value-type="float" office:value="4732.239" calcext:value-type="float">
            <text:p>4732.239</text:p>
          </table:table-cell>
          <table:table-cell office:value-type="float" office:value="27123.116" calcext:value-type="float">
            <text:p>27123.116</text:p>
          </table:table-cell>
          <table:table-cell office:value-type="float" office:value="35841.774" calcext:value-type="float">
            <text:p>35841.774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" table:style-name="ta1">
        <table:table-column table:style-name="co23" table:number-columns-repeated="1024" table:default-cell-style-name="Default"/>
        <table:table-row table:style-name="ro1">
          <table:table-cell office:value-type="string" calcext:value-type="string">
            <text:p>Estimated gas: 13396.402 units (will add 100 for safet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imated storage: no bytes ad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 successfully injected in the no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 hash is 'onzkbnmUFMsnH8ViTYc5KvrQm1ARdBWb2q4QVcP9jVRfHqsUNm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ing for the operation to be included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 found in block: BLSM6ATE5MhwNtPaqvgscuUJe2eLdzL4JptedC7dC4rG36DEinw (pass: 3, offset: 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sequence of operations was ru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anager signed opera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Fee to the baker: ꜩ0.001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Expected counter: 1026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Gas limit: 13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Storage limit: 0 by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Balance upda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tz1Vge5BeLbbjRRh4U3Cx1kJ3uLM2Fan2CpX ............. -ꜩ0.001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fees(tz1RomaiWJV3NFDZWTMVR2aEeHknsn3iF5Gi,278) ... +ꜩ0.001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Transac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Amount: ꜩ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To: KT1V7BuKM2YTNe87kEMz6ijNLnjgXBgjFp8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Parameter: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Updated storag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 Elt 0 0x01f338a2a5051adbc47074fe286fef69c944b7be1800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Elt 1 0x0184858b417a9998efa3be6be0450accc0d3332df100 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Storage size: 976 by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Consumed gas: 7924.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Internal opera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Transac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mount: ꜩ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From: KT1V7BuKM2YTNe87kEMz6ijNLnjgXBgjFp8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To: KT1LfUjtFyMzxgTewvK6t2k1tWkkyczYyj8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Parameter: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This transaction was successfully appl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Updated storage: U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torage size: 167 by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nsumed gas: 2870.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6"/>Transac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mount: ꜩ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From: KT1V7BuKM2YTNe87kEMz6ijNLnjgXBgjFp8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To: KT1WkocUKtNGKRauNZiAyDgCgwcF8SkotS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Parameter: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This transaction was successfully appl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Updated storage: U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torage size: 90 by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Consumed gas: 2601.46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 style:data-style-name="N2" text:time-value="15:13:00.2581204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02:18:38.221782572</meta:creation-date>
    <dc:date>2021-04-10T15:42:44.988320633</dc:date>
    <meta:editing-duration>PT1H55M26S</meta:editing-duration>
    <meta:editing-cycles>19</meta:editing-cycles>
    <meta:generator>LibreOffice/6.0.7.3$Linux_X86_64 LibreOffice_project/00m0$Build-3</meta:generator>
    <meta:document-statistic meta:table-count="26" meta:cell-count="1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0000">
      <style:chart-properties chart:display-label="true" chart:logarithmic="false" chart:minimum="2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49cm" svg:height="13.255cm" xlink:href=".." xlink:type="simple" chart:class="chart:line" chart:style-name="ch1">
        <chart:title svg:x="7.616cm" svg:y="0.401cm" chart:style-name="ch2">
          <text:p>Gas consumption for different input sizes</text:p>
        </chart:title>
        <chart:legend chart:legend-position="end" svg:x="20.276cm" svg:y="6.026cm" style:legend-expansion="high" chart:style-name="ch3"/>
        <chart:plot-area chart:style-name="ch4" table:cell-range-address="'Graph FooBar local'.A1:'Graph FooBar local'.C12" chart:data-source-has-labels="both" svg:x="1.603cm" svg:y="1.445cm" svg:width="18.203cm" svg:height="10.442cm">
          <chartooo:coordinate-region svg:x="2.701cm" svg:y="1.671cm" svg:width="16.786cm" svg:height="9.516cm"/>
          <chart:axis chart:dimension="x" chart:name="primary-x" chart:style-name="ch5" chartooo:axis-type="auto">
            <chartooo:date-scale/>
            <chart:title svg:x="10.528cm" svg:y="12.152cm" chart:style-name="ch6">
              <text:p>n</text:p>
            </chart:title>
            <chart:categories table:cell-range-address="'Graph FooBar local'.A2:'Graph FooBar local'.A12"/>
          </chart:axis>
          <chart:axis chart:dimension="y" chart:name="primary-y" chart:style-name="ch7">
            <chart:title svg:x="0.451cm" svg:y="8.205cm" chart:style-name="ch8">
              <text:p>gas consumption</text:p>
            </chart:title>
            <chart:grid chart:style-name="ch9" chart:class="major"/>
          </chart:axis>
          <chart:series chart:style-name="ch10" chart:values-cell-range-address="'Graph FooBar local'.B2:'Graph FooBar local'.B12" chart:label-cell-address="'Graph FooBar local'.B1:'Graph FooBar local'.B1" chart:class="chart:line">
            <chart:data-point chart:repeated="11"/>
          </chart:series>
          <chart:series chart:style-name="ch11" chart:values-cell-range-address="'Graph FooBar local'.C2:'Graph FooBar local'.C12" chart:label-cell-address="'Graph FooBar local'.C1:'Graph FooBar local'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; n = a</text:p>
                <draw:g>
                  <svg:desc>'Graph FooBar local'.B1:'Graph FooBar local'.B1</svg:desc>
                </draw:g>
              </table:table-cell>
              <table:table-cell office:value-type="string">
                <text:p>Bar; n = |b|</text:p>
                <draw:g>
                  <svg:desc>'Graph FooBar local'.C1:'Graph FooBar local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ph FooBar local'.A2:'Graph FooBar local'.A12</svg:desc>
                </draw:g>
              </table:table-cell>
              <table:table-cell office:value-type="float" office:value="3704.32">
                <text:p>3704.32</text:p>
                <draw:g>
                  <svg:desc>'Graph FooBar local'.B2:'Graph FooBar local'.B12</svg:desc>
                </draw:g>
              </table:table-cell>
              <table:table-cell office:value-type="float" office:value="3119.034">
                <text:p>3119.034</text:p>
                <draw:g>
                  <svg:desc>'Graph FooBar local'.C2:'Graph FooBar local'.C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59.832">
                <text:p>3759.832</text:p>
              </table:table-cell>
              <table:table-cell office:value-type="float" office:value="3265.689">
                <text:p>3265.6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21.512">
                <text:p>3821.512</text:p>
              </table:table-cell>
              <table:table-cell office:value-type="float" office:value="3428.639">
                <text:p>3428.6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83.192">
                <text:p>3883.192</text:p>
              </table:table-cell>
              <table:table-cell office:value-type="float" office:value="3591.589">
                <text:p>3591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44.872">
                <text:p>3944.872</text:p>
              </table:table-cell>
              <table:table-cell office:value-type="float" office:value="3754.539">
                <text:p>3754.5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6.552">
                <text:p>4006.552</text:p>
              </table:table-cell>
              <table:table-cell office:value-type="float" office:value="3917.489">
                <text:p>3917.4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68.232">
                <text:p>4068.232</text:p>
              </table:table-cell>
              <table:table-cell office:value-type="float" office:value="4080.439">
                <text:p>4080.4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29.912">
                <text:p>4129.912</text:p>
              </table:table-cell>
              <table:table-cell office:value-type="float" office:value="4243.389">
                <text:p>4243.3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91.592">
                <text:p>4191.592</text:p>
              </table:table-cell>
              <table:table-cell office:value-type="float" office:value="4406.339">
                <text:p>4406.3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253.272">
                <text:p>4253.272</text:p>
              </table:table-cell>
              <table:table-cell office:value-type="float" office:value="4569.289">
                <text:p>4569.2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14.952">
                <text:p>4314.952</text:p>
              </table:table-cell>
              <table:table-cell office:value-type="float" office:value="4732.239">
                <text:p>4732.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0000">
      <style:chart-properties chart:display-label="true" chart:logarithmic="false" chart:minimum="14000" chart:maximum="37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71cm" svg:height="13.848cm" xlink:href=".." xlink:type="simple" chart:class="chart:line" chart:style-name="ch1">
        <chart:title svg:x="6.531cm" svg:y="0.412cm" chart:style-name="ch2">
          <text:p>Gas consumption per validator for different input sizes</text:p>
        </chart:title>
        <chart:legend chart:legend-position="end" svg:x="21.266cm" svg:y="6.323cm" style:legend-expansion="high" chart:style-name="ch3"/>
        <chart:plot-area chart:style-name="ch4" table:cell-range-address="'Graph FooBar distributed'.A2:'Graph FooBar distributed'.A12 'Graph FooBar distributed'.F1:'Graph FooBar distributed'.G12" chart:data-source-has-labels="both" svg:x="1.612cm" svg:y="1.467cm" svg:width="19.175cm" svg:height="11.002cm">
          <chartooo:coordinate-region svg:x="2.921cm" svg:y="1.467cm" svg:width="17.547cm" svg:height="10.302cm"/>
          <chart:axis chart:dimension="x" chart:name="primary-x" chart:style-name="ch5" chartooo:axis-type="auto">
            <chartooo:date-scale/>
            <chart:title svg:x="11.023cm" svg:y="12.745cm" chart:style-name="ch6">
              <text:p>n</text:p>
            </chart:title>
            <chart:categories table:cell-range-address="'Graph FooBar distributed'.A2:'Graph FooBar distributed'.A12"/>
          </chart:axis>
          <chart:axis chart:dimension="y" chart:name="primary-y" chart:style-name="ch7">
            <chart:title svg:x="0.451cm" svg:y="8.507cm" chart:style-name="ch8">
              <text:p>gas consumption</text:p>
            </chart:title>
            <chart:grid chart:style-name="ch9" chart:class="major"/>
          </chart:axis>
          <chart:series chart:style-name="ch10" chart:values-cell-range-address="'Graph FooBar distributed'.F2:'Graph FooBar distributed'.F12" chart:label-cell-address="'Graph FooBar distributed'.F1:'Graph FooBar distributed'.F1" chart:class="chart:line">
            <chart:data-point chart:repeated="11"/>
          </chart:series>
          <chart:series chart:style-name="ch11" chart:values-cell-range-address="'Graph FooBar distributed'.G2:'Graph FooBar distributed'.G12" chart:label-cell-address="'Graph FooBar distributed'.G1:'Graph FooBar distributed'.G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; n = a</text:p>
                <draw:g>
                  <svg:desc>'Graph FooBar distributed'.F1:'Graph FooBar distributed'.F1</svg:desc>
                </draw:g>
              </table:table-cell>
              <table:table-cell office:value-type="string">
                <text:p>Bar; n = |b|</text:p>
                <draw:g>
                  <svg:desc>'Graph FooBar distributed'.G1:'Graph FooBar distributed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ph FooBar distributed'.A2:'Graph FooBar distributed'.A12</svg:desc>
                </draw:g>
              </table:table-cell>
              <table:table-cell office:value-type="float" office:value="14804.792">
                <text:p>14804.792</text:p>
                <draw:g>
                  <svg:desc>'Graph FooBar distributed'.F2:'Graph FooBar distributed'.F12</svg:desc>
                </draw:g>
              </table:table-cell>
              <table:table-cell office:value-type="float" office:value="14929.647">
                <text:p>14929.647</text:p>
                <draw:g>
                  <svg:desc>'Graph FooBar distributed'.G2:'Graph FooBar distributed'.G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04.792">
                <text:p>14804.792</text:p>
              </table:table-cell>
              <table:table-cell office:value-type="float" office:value="15318.447">
                <text:p>15318.4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04.792">
                <text:p>14804.792</text:p>
              </table:table-cell>
              <table:table-cell office:value-type="float" office:value="15750.447">
                <text:p>15750.4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04.792">
                <text:p>14804.792</text:p>
              </table:table-cell>
              <table:table-cell office:value-type="float" office:value="16182.447">
                <text:p>16182.4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911.444">
                <text:p>18911.444</text:p>
              </table:table-cell>
              <table:table-cell office:value-type="float" office:value="21291.3">
                <text:p>21291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911.444">
                <text:p>18911.444</text:p>
              </table:table-cell>
              <table:table-cell office:value-type="float" office:value="21868.1">
                <text:p>21868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911.444">
                <text:p>18911.444</text:p>
              </table:table-cell>
              <table:table-cell office:value-type="float" office:value="22444.9">
                <text:p>22444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017.28">
                <text:p>23017.28</text:p>
              </table:table-cell>
              <table:table-cell office:value-type="float" office:value="28132.137">
                <text:p>28132.1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017.28">
                <text:p>23017.28</text:p>
              </table:table-cell>
              <table:table-cell office:value-type="float" office:value="28853.737">
                <text:p>28853.7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017.28">
                <text:p>23017.28</text:p>
              </table:table-cell>
              <table:table-cell office:value-type="float" office:value="29575.337">
                <text:p>29575.3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123.116">
                <text:p>27123.116</text:p>
              </table:table-cell>
              <table:table-cell office:value-type="float" office:value="35841.774">
                <text:p>35841.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